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Egreso.css"</text:span>;</text:p>
      <text:p text:style-name="P2"/>
      <text:p text:style-name="P1"><text:span text:style-name="T4">function</text:span> <text:span text:style-name="T5">AltaEgreso</text:span>() {</text:p>
      <text:p text:style-name="P3">  <text:span text:style-name="T6">const</text:span><text:span text:style-name="T7"> [</text:span><text:span text:style-name="T8">egresos</text:span><text:span text:style-name="T7">, </text:span><text:span text:style-name="T8">setEgreso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3">  <text:span text:style-name="T6">const</text:span><text:span text:style-name="T7"> [</text:span><text:span text:style-name="T8">categoria</text:span><text:span text:style-name="T7">, </text:span><text:span text:style-name="T8">setCategori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onto</text:span><text:span text:style-name="T7">, </text:span><text:span text:style-name="T8">setMonto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</text:span><text:span text:style-name="T7">, </text:span><text:span text:style-name="T8">setFech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deudas</text:span><text:span text:style-name="T7">, </text:span><text:span text:style-name="T8">setDeuda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3">  <text:span text:style-name="T6">const</text:span><text:span text:style-name="T7"> [</text:span><text:span text:style-name="T8">deudaSeleccionada</text:span><text:span text:style-name="T7">, </text:span><text:span text:style-name="T8">setDeudaSeleccionad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error</text:span><text:span text:style-name="T7">, </text:span><text:span text:style-name="T8">setError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mensaje</text:span><text:span text:style-name="T7">, </text:span><text:span text:style-name="T8">setMensaj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2"/>
      <text:p text:style-name="P3">  <text:span text:style-name="T6">const</text:span><text:span text:style-name="T7"> [</text:span><text:span text:style-name="T8">fechaDesde</text:span><text:span text:style-name="T7">, </text:span><text:span text:style-name="T8">setFechaDesde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fechaHasta</text:span><text:span text:style-name="T7">, </text:span><text:span text:style-name="T8">setFechaHasta</text:span><text:span text:style-name="T7">] </text:span><text:span text:style-name="T9">=</text:span><text:span text:style-name="T7"> </text:span><text:span text:style-name="T10">useState</text:span><text:span text:style-name="T7">(</text:span><text:span text:style-name="T11">""</text:span><text:span text:style-name="T7">);</text:span></text:p>
      <text:p text:style-name="P3">  <text:span text:style-name="T6">const</text:span><text:span text:style-name="T7"> [</text:span><text:span text:style-name="T8">page</text:span><text:span text:style-name="T7">, </text:span><text:span text:style-name="T8">setPage</text:span><text:span text:style-name="T7">] </text:span><text:span text:style-name="T9">=</text:span><text:span text:style-name="T7"> </text:span><text:span text:style-name="T10">useState</text:span><text:span text:style-name="T7">(</text:span><text:span text:style-name="T12">1</text:span><text:span text:style-name="T7">);</text:span></text:p>
      <text:p text:style-name="P3">  <text:span text:style-name="T6">const</text:span><text:span text:style-name="T7"> [</text:span><text:span text:style-name="T8">total</text:span><text:span text:style-name="T7">, </text:span><text:span text:style-name="T8">setTotal</text:span><text:span text:style-name="T7">] </text:span><text:span text:style-name="T9">=</text:span><text:span text:style-name="T7"> </text:span><text:span text:style-name="T10">useState</text:span><text:span text:style-name="T7">(</text:span><text:span text:style-name="T12">0</text:span><text:span text:style-name="T7">);</text:span></text:p>
      <text:p text:style-name="P3">  <text:span text:style-name="T6">const</text:span><text:span text:style-name="T7"> </text:span><text:span text:style-name="T8">limit</text:span><text:span text:style-name="T7"> </text:span><text:span text:style-name="T9">=</text:span><text:span text:style-name="T7"> </text:span><text:span text:style-name="T12">4</text:span><text:span text:style-name="T7">;</text:span></text:p>
      <text:p text:style-name="P2"/>
      <text:p text:style-name="P3">  <text:span text:style-name="T13">// Traer deudas al cargar</text:span></text:p>
      <text:p text:style-name="P3">  <text:span text:style-name="T10">useEffect</text:span><text:span text:style-name="T7">(() </text:span><text:span text:style-name="T6">=&gt;</text:span><text:span text:style-name="T7"> {</text:span></text:p>
      <text:p text:style-name="P3">    <text:span text:style-name="T6">const</text:span><text:span text:style-name="T7"> </text:span><text:span text:style-name="T10">fetchDeudas</text:span><text:span text:style-name="T7"> </text:span><text:span text:style-name="T9">=</text:span><text:span text:style-name="T7"> </text:span><text:span text:style-name="T6">async</text:span><text:span text:style-name="T7"> () </text:span><text:span text:style-name="T6">=&gt;</text:span><text:span text:style-name="T7"> {</text:span></text:p>
      <text:p text:style-name="P3">      <text:span text:style-name="T14">try</text:span><text:span text:style-name="T7"> {</text:span></text:p>
      <text:p text:style-name="P3">  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1">"http://127.0.0.1:8000/deudas/no_pagadas"</text:span><text:span text:style-name="T7">);</text:span></text:p>
      <text:p text:style-name="P3">  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</text:span>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1">"Error al obtener deudas"</text:span><text:span text:style-name="T7">);</text:span></text:p>
      <text:p text:style-name="P3">        <text:span text:style-name="T6">const</text:span><text:span text:style-name="T7"> </text:span><text:span text:style-name="T8">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  <text:span text:style-name="T10">setDeudas</text:span><text:span text:style-name="T7">(</text:span><text:span text:style-name="T15">data</text:span><text:span text:style-name="T7">);</text:span></text:p>
      <text:p text:style-name="P3">  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  <text:span text:style-name="T15">console</text:span><text:span text:style-name="T7">.</text:span><text:span text:style-name="T10">error</text:span><text:span text:style-name="T7">(</text:span><text:span text:style-name="T15">err</text:span><text:span text:style-name="T7">);</text:span></text:p>
      <text:p text:style-name="P3">      <text:span text:style-name="T7">}</text:span></text:p>
      <text:p text:style-name="P3">    <text:span text:style-name="T7">};</text:span></text:p>
      <text:p text:style-name="P3">    <text:span text:style-name="T10">fetchDeudas</text:span><text:span text:style-name="T7">();</text:span></text:p>
      <text:p text:style-name="P3">  <text:span text:style-name="T7">}, []);</text:span></text:p>
      <text:p text:style-name="P2"/>
      <text:p text:style-name="P3">  <text:span text:style-name="T13">// Función para traer egresos paginados</text:span></text:p>
      <text:p text:style-name="P3">  <text:span text:style-name="T6">const</text:span><text:span text:style-name="T7"> </text:span><text:span text:style-name="T10">fetchEgresos</text:span><text:span text:style-name="T7"> </text:span><text:span text:style-name="T9">=</text:span><text:span text:style-name="T7"> </text:span><text:span text:style-name="T6">async</text:span><text:span text:style-name="T7"> (</text:span><text:span text:style-name="T15">p</text:span><text:span text:style-name="T7"> </text:span><text:span text:style-name="T9">=</text:span><text:span text:style-name="T7"> </text:span><text:span text:style-name="T12">1</text:span><text:span text:style-name="T7">) </text:span><text:span text:style-name="T6">=&gt;</text:span><text:span text:style-name="T7"> {</text:span></text:p>
      <text:p text:style-name="P3">    <text:span text:style-name="T14">try</text:span><text:span text:style-name="T7"> {</text:span></text:p>
      <text:p text:style-name="P3">      <text:span text:style-name="T6">let</text:span><text:span text:style-name="T7"> </text:span><text:span text:style-name="T15">url</text:span><text:span text:style-name="T7"> </text:span><text:span text:style-name="T9">=</text:span><text:span text:style-name="T7"> </text:span><text:span text:style-name="T11">`http://127.0.0.1:8000/egresos/paginados?page=</text:span><text:span text:style-name="T6">${</text:span><text:span text:style-name="T15">p</text:span><text:span text:style-name="T6">}</text:span><text:span text:style-name="T11">&amp;limit=</text:span><text:span text:style-name="T6">${</text:span><text:span text:style-name="T15">limit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15">fechaDesde</text:span><text:span text:style-name="T7">) </text:span><text:span text:style-name="T15">url</text:span><text:span text:style-name="T7"> </text:span><text:span text:style-name="T9">+=</text:span><text:span text:style-name="T7"> </text:span><text:span text:style-name="T11">`&amp;fecha_inicio=</text:span><text:span text:style-name="T6">${</text:span><text:span text:style-name="T15">fechaDesde</text:span><text:span text:style-name="T6">}</text:span><text:span text:style-name="T11">`</text:span><text:span text:style-name="T7">;</text:span></text:p>
      <text:p text:style-name="P3">      <text:span text:style-name="T14">if</text:span><text:span text:style-name="T7"> (</text:span><text:span text:style-name="T15">fechaHasta</text:span><text:span text:style-name="T7">) </text:span><text:span text:style-name="T15">url</text:span><text:span text:style-name="T7"> </text:span><text:span text:style-name="T9">+=</text:span><text:span text:style-name="T7"> </text:span><text:span text:style-name="T11">`&amp;fecha_fin=</text:span><text:span text:style-name="T6">${</text:span><text:span text:style-name="T15">fechaHasta</text:span><text:span text:style-name="T6">}</text:span><text:span text:style-name="T11">`</text:span><text:span text:style-name="T7">;</text:span></text:p>
      <text:p text:style-name="P2"/>
      <text:p text:style-name="P3">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5">url</text:span><text:span text:style-name="T7">);</text:span></text:p>
      <text:p text:style-name="P3">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</text:span>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1">"Error al obtener egresos"</text:span><text:span text:style-name="T7">);</text:span></text:p>
      <text:p text:style-name="P3">      <text:span text:style-name="T6">const</text:span><text:span text:style-name="T7"> </text:span><text:span text:style-name="T8">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<text:span text:style-name="T10">setEgresos</text:span><text:span text:style-name="T7">(</text:span><text:span text:style-name="T15">data</text:span><text:span text:style-name="T7">.</text:span><text:span text:style-name="T15">movimientos</text:span><text:span text:style-name="T7">);</text:span></text:p>
      <text:p text:style-name="P3">      <text:span text:style-name="T10">setTotal</text:span><text:span text:style-name="T7">(</text:span><text:span text:style-name="T15">data</text:span><text:span text:style-name="T7">.</text:span><text:span text:style-name="T15">total</text:span><text:span text:style-name="T7">);</text:span></text:p>
      <text:p text:style-name="P3">      <text:span text:style-name="T10">setPage</text:span><text:span text:style-name="T7">(</text:span><text:span text:style-name="T15">data</text:span><text:span text:style-name="T7">.</text:span><text:span text:style-name="T15">page</text:span><text:span text:style-name="T7">);</text:span></text:p>
      <text:p text:style-name="P3">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<text:span text:style-name="T15">console</text:span><text:span text:style-name="T7">.</text:span><text:span text:style-name="T10">error</text:span><text:span text:style-name="T7">(</text:span><text:span text:style-name="T11">"Error al obtener egresos:"</text:span><text:span text:style-name="T7">, </text:span><text:span text:style-name="T15">err</text:span><text:span text:style-name="T7">);</text:span></text:p>
      <text:p text:style-name="P3">      <text:span text:style-name="T10">setEgresos</text:span><text:span text:style-name="T7">([]);</text:span></text:p>
      <text:p text:style-name="P3">      <text:span text:style-name="T10">setTotal</text:span><text:span text:style-name="T7">(</text:span><text:span text:style-name="T12">0</text:span><text:span text:style-name="T7">);</text:span></text:p>
      <text:p text:style-name="P3"><text:soft-page-break/>    <text:span text:style-name="T7">}</text:span></text:p>
      <text:p text:style-name="P3">  <text:span text:style-name="T7">};</text:span></text:p>
      <text:p text:style-name="P2"/>
      <text:p text:style-name="P3">  <text:span text:style-name="T13">// Buscar con filtros</text:span></text:p>
      <text:p text:style-name="P3">  <text:span text:style-name="T6">const</text:span><text:span text:style-name="T7"> </text:span><text:span text:style-name="T10">handleBuscar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0">fetchEgresos</text:span><text:span text:style-name="T7">(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13">// Limpiar filtros</text:span></text:p>
      <text:p text:style-name="P3">  <text:span text:style-name="T6">const</text:span><text:span text:style-name="T7"> </text:span><text:span text:style-name="T10">handleLimpiar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0">setFechaDesde</text:span><text:span text:style-name="T7">(</text:span><text:span text:style-name="T11">""</text:span><text:span text:style-name="T7">);</text:span></text:p>
      <text:p text:style-name="P3">    <text:span text:style-name="T10">setFechaHasta</text:span><text:span text:style-name="T7">(</text:span><text:span text:style-name="T11">""</text:span><text:span text:style-name="T7">);</text:span></text:p>
      <text:p text:style-name="P3">    <text:span text:style-name="T10">setEgresos</text:span><text:span text:style-name="T7">([]);</text:span></text:p>
      <text:p text:style-name="P3">    <text:span text:style-name="T10">setTotal</text:span><text:span text:style-name="T7">(</text:span><text:span text:style-name="T12">0</text:span><text:span text:style-name="T7">);</text:span></text:p>
      <text:p text:style-name="P3">    <text:span text:style-name="T10">setPage</text:span><text:span text:style-name="T7">(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13">// Botones anterior/siguiente</text:span></text:p>
      <text:p text:style-name="P3">  <text:span text:style-name="T6">const</text:span><text:span text:style-name="T7"> </text:span><text:span text:style-name="T10">handleAnterior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4">if</text:span><text:span text:style-name="T7"> (</text:span><text:span text:style-name="T15">page</text:span><text:span text:style-name="T7"> </text:span><text:span text:style-name="T9">&gt;</text:span><text:span text:style-name="T7"> </text:span><text:span text:style-name="T12">1</text:span><text:span text:style-name="T7">) </text:span><text:span text:style-name="T10">fetchEgresos</text:span><text:span text:style-name="T7">(</text:span><text:span text:style-name="T15">page</text:span><text:span text:style-name="T7"> </text:span><text:span text:style-name="T9">-</text:span><text:span text:style-name="T7"> 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Siguiente</text:span><text:span text:style-name="T7"> </text:span><text:span text:style-name="T9">=</text:span><text:span text:style-name="T7"> () </text:span><text:span text:style-name="T6">=&gt;</text:span><text:span text:style-name="T7"> {</text:span></text:p>
      <text:p text:style-name="P3">    <text:span text:style-name="T14">if</text:span><text:span text:style-name="T7"> (</text:span><text:span text:style-name="T15">page</text:span><text:span text:style-name="T7"> </text:span><text:span text:style-name="T9">*</text:span><text:span text:style-name="T7"> </text:span><text:span text:style-name="T15">limit</text:span><text:span text:style-name="T7"> </text:span><text:span text:style-name="T9">&lt;</text:span><text:span text:style-name="T7"> </text:span><text:span text:style-name="T15">total</text:span><text:span text:style-name="T7">) </text:span><text:span text:style-name="T10">fetchEgresos</text:span><text:span text:style-name="T7">(</text:span><text:span text:style-name="T15">page</text:span><text:span text:style-name="T7"> </text:span><text:span text:style-name="T9">+</text:span><text:span text:style-name="T7"> </text:span><text:span text:style-name="T12">1</text:span><text:span text:style-name="T7">);</text:span></text:p>
      <text:p text:style-name="P3">  <text:span text:style-name="T7">};</text:span></text:p>
      <text:p text:style-name="P2"/>
      <text:p text:style-name="P3">  <text:span text:style-name="T13">// Alta de egreso</text:span></text:p>
      <text:p text:style-name="P3">  <text:span text:style-name="T6">const</text:span><text:span text:style-name="T7"> </text:span><text:span text:style-name="T10">handleSubmit</text:span><text:span text:style-name="T7"> </text:span><text:span text:style-name="T9">=</text:span><text:span text:style-name="T7"> </text:span><text:span text:style-name="T6">async</text:span><text:span text:style-name="T7"> (</text:span><text:span text:style-name="T15">e</text:span><text:span text:style-name="T7">) </text:span><text:span text:style-name="T6">=&gt;</text:span><text:span text:style-name="T7"> {</text:span></text:p>
      <text:p text:style-name="P3">    <text:span text:style-name="T15">e</text:span><text:span text:style-name="T7">.</text:span><text:span text:style-name="T10">preventDefault</text:span><text:span text:style-name="T7">();</text:span></text:p>
      <text:p text:style-name="P2"/>
      <text:p text:style-name="P3">    <text:span text:style-name="T14">if</text:span><text:span text:style-name="T7"> (</text:span><text:span text:style-name="T9">!</text:span><text:span text:style-name="T15">categoria</text:span><text:span text:style-name="T7"> </text:span><text:span text:style-name="T9">||</text:span><text:span text:style-name="T7"> </text:span><text:span text:style-name="T9">!</text:span><text:span text:style-name="T15">monto</text:span><text:span text:style-name="T7"> </text:span><text:span text:style-name="T9">||</text:span><text:span text:style-name="T7"> </text:span><text:span text:style-name="T9">!</text:span><text:span text:style-name="T15">fecha</text:span><text:span text:style-name="T7">) {</text:span></text:p>
      <text:p text:style-name="P3">      <text:span text:style-name="T10">setError</text:span><text:span text:style-name="T7">(</text:span><text:span text:style-name="T11">"Todos los campos son obligatorios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14">if</text:span><text:span text:style-name="T7"> (</text:span><text:span text:style-name="T10">isNaN</text:span><text:span text:style-name="T7">(</text:span><text:span text:style-name="T15">monto</text:span><text:span text:style-name="T7">) </text:span><text:span text:style-name="T9">||</text:span><text:span text:style-name="T7"> </text:span><text:span text:style-name="T10">Number</text:span><text:span text:style-name="T7">(</text:span><text:span text:style-name="T15">monto</text:span><text:span text:style-name="T7">) </text:span><text:span text:style-name="T9">&lt;=</text:span><text:span text:style-name="T7"> </text:span><text:span text:style-name="T12">0</text:span><text:span text:style-name="T7">) {</text:span></text:p>
      <text:p text:style-name="P3">      <text:span text:style-name="T10">setError</text:span><text:span text:style-name="T7">(</text:span><text:span text:style-name="T11">"El monto debe ser un número positivo"</text:span><text:span text:style-name="T7">);</text:span></text:p>
      <text:p text:style-name="P3">      <text:span text:style-name="T14">return</text:span><text:span text:style-name="T7">;</text:span></text:p>
      <text:p text:style-name="P3">    <text:span text:style-name="T7">}</text:span></text:p>
      <text:p text:style-name="P2"/>
      <text:p text:style-name="P3">    <text:span text:style-name="T6">const</text:span><text:span text:style-name="T7"> </text:span><text:span text:style-name="T8">nuevoEgreso</text:span><text:span text:style-name="T7"> </text:span><text:span text:style-name="T9">=</text:span><text:span text:style-name="T7"> {</text:span></text:p>
      <text:p text:style-name="P3">      <text:span text:style-name="T15">tipo:</text:span><text:span text:style-name="T7"> </text:span><text:span text:style-name="T11">"egreso"</text:span><text:span text:style-name="T7">,</text:span></text:p>
      <text:p text:style-name="P3">      <text:span text:style-name="T15">categoria</text:span><text:span text:style-name="T7">,</text:span></text:p>
      <text:p text:style-name="P3">      <text:span text:style-name="T15">monto:</text:span><text:span text:style-name="T7"> </text:span><text:span text:style-name="T10">parseFloat</text:span><text:span text:style-name="T7">(</text:span><text:span text:style-name="T15">monto</text:span><text:span text:style-name="T7">),</text:span></text:p>
      <text:p text:style-name="P3">      <text:span text:style-name="T15">fecha</text:span><text:span text:style-name="T7">,</text:span></text:p>
      <text:p text:style-name="P3">    <text:span text:style-name="T7">};</text:span></text:p>
      <text:p text:style-name="P2"/>
      <text:p text:style-name="P3">    <text:span text:style-name="T14">if</text:span><text:span text:style-name="T7"> (</text:span><text:span text:style-name="T15">deudaSeleccionada</text:span><text:span text:style-name="T7">) {</text:span></text:p>
      <text:p text:style-name="P3">      <text:span text:style-name="T15">nuevoEgreso</text:span><text:span text:style-name="T7">.</text:span><text:span text:style-name="T15">deuda_id</text:span><text:span text:style-name="T7"> </text:span><text:span text:style-name="T9">=</text:span><text:span text:style-name="T7"> </text:span><text:span text:style-name="T10">parseInt</text:span><text:span text:style-name="T7">(</text:span><text:span text:style-name="T15">deudaSeleccionada</text:span><text:span text:style-name="T7">);</text:span></text:p>
      <text:p text:style-name="P3">    <text:span text:style-name="T7">}</text:span></text:p>
      <text:p text:style-name="P2"/>
      <text:p text:style-name="P3"><text:soft-page-break/>    <text:span text:style-name="T14">try</text:span><text:span text:style-name="T7"> {</text:span></text:p>
      <text:p text:style-name="P3">      <text:span text:style-name="T6">const</text:span><text:span text:style-name="T7"> </text:span><text:span text:style-name="T8">res</text:span><text:span text:style-name="T7"> </text:span><text:span text:style-name="T9">=</text:span><text:span text:style-name="T7"> </text:span><text:span text:style-name="T14">await</text:span><text:span text:style-name="T7"> </text:span><text:span text:style-name="T10">fetch</text:span><text:span text:style-name="T7">(</text:span><text:span text:style-name="T11">"http://127.0.0.1:8000/ingresos"</text:span><text:span text:style-name="T7">, {</text:span></text:p>
      <text:p text:style-name="P3">        <text:span text:style-name="T15">method:</text:span><text:span text:style-name="T7"> </text:span><text:span text:style-name="T11">"POST"</text:span><text:span text:style-name="T7">,</text:span></text:p>
      <text:p text:style-name="P3">        <text:span text:style-name="T15">headers:</text:span><text:span text:style-name="T7"> { </text:span><text:span text:style-name="T11">"Content-Type"</text:span><text:span text:style-name="T15">:</text:span><text:span text:style-name="T7"> </text:span><text:span text:style-name="T11">"application/json"</text:span><text:span text:style-name="T7"> },</text:span></text:p>
      <text:p text:style-name="P3">        <text:span text:style-name="T15">body:</text:span><text:span text:style-name="T7"> </text:span><text:span text:style-name="T8">JSON</text:span><text:span text:style-name="T7">.</text:span><text:span text:style-name="T10">stringify</text:span><text:span text:style-name="T7">(</text:span><text:span text:style-name="T15">nuevoEgreso</text:span><text:span text:style-name="T7">),</text:span></text:p>
      <text:p text:style-name="P3">      <text:span text:style-name="T7">});</text:span></text:p>
      <text:p text:style-name="P2"/>
      <text:p text:style-name="P3">      <text:span text:style-name="T14">if</text:span><text:span text:style-name="T7"> (</text:span><text:span text:style-name="T9">!</text:span><text:span text:style-name="T15">res</text:span><text:span text:style-name="T7">.</text:span><text:span text:style-name="T15">ok</text:span><text:span text:style-name="T7">) {</text:span></text:p>
      <text:p text:style-name="P3">        <text:span text:style-name="T6">const</text:span><text:span text:style-name="T7"> </text:span><text:span text:style-name="T8">errorData</text:span><text:span text:style-name="T7"> </text:span><text:span text:style-name="T9">=</text:span><text:span text:style-name="T7"> </text:span><text:span text:style-name="T14">await</text:span><text:span text:style-name="T7"> </text:span><text:span text:style-name="T15">res</text:span><text:span text:style-name="T7">.</text:span><text:span text:style-name="T10">json</text:span><text:span text:style-name="T7">();</text:span></text:p>
      <text:p text:style-name="P3">        <text:span text:style-name="T14">throw</text:span><text:span text:style-name="T7"> </text:span><text:span text:style-name="T6">new</text:span><text:span text:style-name="T7"> </text:span><text:span text:style-name="T10">Error</text:span><text:span text:style-name="T7">(</text:span><text:span text:style-name="T15">errorData</text:span><text:span text:style-name="T7">.</text:span><text:span text:style-name="T15">detail</text:span><text:span text:style-name="T7"> </text:span><text:span text:style-name="T9">||</text:span><text:span text:style-name="T7"> </text:span><text:span text:style-name="T11">"Error al guardar el egreso"</text:span><text:span text:style-name="T7">);</text:span></text:p>
      <text:p text:style-name="P3">      <text:span text:style-name="T7">}</text:span></text:p>
      <text:p text:style-name="P2"/>
      <text:p text:style-name="P3">      <text:span text:style-name="T10">setMensaje</text:span><text:span text:style-name="T7">(</text:span><text:span text:style-name="T11">"✅ Egreso guardado correctamente"</text:span><text:span text:style-name="T7">);</text:span></text:p>
      <text:p text:style-name="P3">      <text:span text:style-name="T10">setError</text:span><text:span text:style-name="T7">(</text:span><text:span text:style-name="T11">""</text:span><text:span text:style-name="T7">);</text:span></text:p>
      <text:p text:style-name="P3">      <text:span text:style-name="T10">setCategoria</text:span><text:span text:style-name="T7">(</text:span><text:span text:style-name="T11">""</text:span><text:span text:style-name="T7">);</text:span></text:p>
      <text:p text:style-name="P3">      <text:span text:style-name="T10">setMonto</text:span><text:span text:style-name="T7">(</text:span><text:span text:style-name="T11">""</text:span><text:span text:style-name="T7">);</text:span></text:p>
      <text:p text:style-name="P3">      <text:span text:style-name="T10">setFecha</text:span><text:span text:style-name="T7">(</text:span><text:span text:style-name="T11">""</text:span><text:span text:style-name="T7">);</text:span></text:p>
      <text:p text:style-name="P3">      <text:span text:style-name="T10">setDeudaSeleccionada</text:span><text:span text:style-name="T7">(</text:span><text:span text:style-name="T11">""</text:span><text:span text:style-name="T7">);</text:span></text:p>
      <text:p text:style-name="P3">      <text:span text:style-name="T10">fetchEgresos</text:span><text:span text:style-name="T7">(</text:span><text:span text:style-name="T12">1</text:span><text:span text:style-name="T7">); </text:span><text:span text:style-name="T13">// refrescar tabla</text:span></text:p>
      <text:p text:style-name="P3">    <text:span text:style-name="T7">} </text:span><text:span text:style-name="T14">catch</text:span><text:span text:style-name="T7"> (</text:span><text:span text:style-name="T15">err</text:span><text:span text:style-name="T7">) {</text:span></text:p>
      <text:p text:style-name="P3">      <text:span text:style-name="T15">console</text:span><text:span text:style-name="T7">.</text:span><text:span text:style-name="T10">error</text:span><text:span text:style-name="T7">(</text:span><text:span text:style-name="T11">"Error al guardar egreso:"</text:span><text:span text:style-name="T7">, </text:span><text:span text:style-name="T15">err</text:span><text:span text:style-name="T7">);</text:span></text:p>
      <text:p text:style-name="P3">      <text:span text:style-name="T10">setMensaje</text:span><text:span text:style-name="T7">(</text:span><text:span text:style-name="T11">""</text:span><text:span text:style-name="T7">);</text:span></text:p>
      <text:p text:style-name="P3">      <text:span text:style-name="T10">setError</text:span><text:span text:style-name="T7">(</text:span><text:span text:style-name="T11">"❌ No se pudo guardar el egreso"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14">return</text:span><text:span text:style-name="T7"> (</text:span></text:p>
      <text:p text:style-name="P3">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egreso-container"</text:span><text:span text:style-name="T16">&gt;</text:span></text:p>
      <text:p text:style-name="P3">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tabla-filtros"</text:span><text:span text:style-name="T16">&gt;</text:span></text:p>
      <text:p text:style-name="P3">        <text:span text:style-name="T16">&lt;</text:span><text:span text:style-name="T6">h2</text:span><text:span text:style-name="T16">&gt;</text:span><text:span text:style-name="T7">Lista de Egresos</text:span><text:span text:style-name="T16">&lt;/</text:span><text:span text:style-name="T6">h2</text:span><text:span text:style-name="T16">&gt;</text:span></text:p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filtros"</text:span><text:span text:style-name="T16">&gt;</text:span></text:p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Fecha desde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date"</text:span></text:p>
      <text:p text:style-name="P3">              <text:span text:style-name="T15">value</text:span><text:span text:style-name="T9">=</text:span><text:span text:style-name="T6">{</text:span><text:span text:style-name="T15">fechaDesde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Desde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Fecha hasta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date"</text:span></text:p>
      <text:p text:style-name="P3">              <text:span text:style-name="T15">value</text:span><text:span text:style-name="T9">=</text:span><text:span text:style-name="T6">{</text:span><text:span text:style-name="T15">fechaHasta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Hast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3">  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botones-filtro"</text:span><text:span text:style-name="T16">&gt;</text:span></text:p>
      <text:p text:style-name="P3">  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Buscar</text:span><text:span text:style-name="T6">}</text:span><text:span text:style-name="T16">&gt;</text:span><text:span text:style-name="T7">Buscar</text:span><text:span text:style-name="T16">&lt;/</text:span><text:span text:style-name="T6">button</text:span><text:span text:style-name="T16">&gt;</text:span></text:p>
      <text:p text:style-name="P3">  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Limpiar</text:span><text:span text:style-name="T6">}</text:span><text:span text:style-name="T16">&gt;</text:span><text:span text:style-name="T7">Limpiar</text:span><text:span text:style-name="T16">&lt;/</text:span><text:span text:style-name="T6">button</text:span><text:span text:style-name="T16">&gt;</text:span></text:p>
      <text:p text:style-name="P3">          <text:span text:style-name="T16">&lt;/</text:span><text:span text:style-name="T6">div</text:span><text:span text:style-name="T16">&gt;</text:span></text:p>
      <text:p text:style-name="P3"><text:soft-page-break/>        <text:span text:style-name="T16">&lt;/</text:span><text:span text:style-name="T6">div</text:span><text:span text:style-name="T16">&gt;</text:span></text:p>
      <text:p text:style-name="P2"/>
      <text:p text:style-name="P3">        <text:span text:style-name="T16">&lt;</text:span><text:span text:style-name="T6">table</text:span><text:span text:style-name="T7"> </text:span><text:span text:style-name="T15">className</text:span><text:span text:style-name="T9">=</text:span><text:span text:style-name="T11">"tabla-egresos"</text:span><text:span text:style-name="T16">&gt;</text:span></text:p>
      <text:p text:style-name="P3">          <text:span text:style-name="T16">&lt;</text:span><text:span text:style-name="T6">thead</text:span><text:span text:style-name="T16">&gt;</text:span></text:p>
      <text:p text:style-name="P3">            <text:span text:style-name="T16">&lt;</text:span><text:span text:style-name="T6">tr</text:span><text:span text:style-name="T16">&gt;</text:span></text:p>
      <text:p text:style-name="P3">              <text:span text:style-name="T16">&lt;</text:span><text:span text:style-name="T6">th</text:span><text:span text:style-name="T16">&gt;</text:span><text:span text:style-name="T7">Categoría</text:span><text:span text:style-name="T16">&lt;/</text:span><text:span text:style-name="T6">th</text:span><text:span text:style-name="T16">&gt;</text:span></text:p>
      <text:p text:style-name="P3">              <text:span text:style-name="T16">&lt;</text:span><text:span text:style-name="T6">th</text:span><text:span text:style-name="T16">&gt;</text:span><text:span text:style-name="T7">Monto</text:span><text:span text:style-name="T16">&lt;/</text:span><text:span text:style-name="T6">th</text:span><text:span text:style-name="T16">&gt;</text:span></text:p>
      <text:p text:style-name="P3">              <text:span text:style-name="T16">&lt;</text:span><text:span text:style-name="T6">th</text:span><text:span text:style-name="T16">&gt;</text:span><text:span text:style-name="T7">Fecha</text:span><text:span text:style-name="T16">&lt;/</text:span><text:span text:style-name="T6">th</text:span><text:span text:style-name="T16">&gt;</text:span></text:p>
      <text:p text:style-name="P3">            <text:span text:style-name="T16">&lt;/</text:span><text:span text:style-name="T6">tr</text:span><text:span text:style-name="T16">&gt;</text:span></text:p>
      <text:p text:style-name="P3">          <text:span text:style-name="T16">&lt;/</text:span><text:span text:style-name="T6">thead</text:span><text:span text:style-name="T16">&gt;</text:span></text:p>
      <text:p text:style-name="P3">          <text:span text:style-name="T16">&lt;</text:span><text:span text:style-name="T6">tbody</text:span><text:span text:style-name="T16">&gt;</text:span></text:p>
      <text:p text:style-name="P3">            <text:span text:style-name="T6">{</text:span><text:span text:style-name="T15">egresos</text:span><text:span text:style-name="T9">.</text:span><text:span text:style-name="T15">length</text:span><text:span text:style-name="T9"> === </text:span><text:span text:style-name="T12">0</text:span><text:span text:style-name="T9"> ? (</text:span></text:p>
      <text:p text:style-name="P3"><text:span text:style-name="T17">              </text:span><text:span text:style-name="T16">&lt;</text:span><text:span text:style-name="T6">tr</text:span><text:span text:style-name="T16">&gt;</text:span></text:p>
      <text:p text:style-name="P3"><text:span text:style-name="T17">                </text:span><text:span text:style-name="T16">&lt;</text:span><text:span text:style-name="T6">td</text:span><text:span text:style-name="T9"> </text:span><text:span text:style-name="T15">colSpan</text:span><text:span text:style-name="T9">=</text:span><text:span text:style-name="T11">"3"</text:span><text:span text:style-name="T16">&gt;</text:span><text:span text:style-name="T9">No hay registros</text:span><text:span text:style-name="T16">&lt;/</text:span><text:span text:style-name="T6">td</text:span><text:span text:style-name="T16">&gt;</text:span></text:p>
      <text:p text:style-name="P3"><text:span text:style-name="T17">              </text:span><text:span text:style-name="T16">&lt;/</text:span><text:span text:style-name="T6">tr</text:span><text:span text:style-name="T16">&gt;</text:span></text:p>
      <text:p text:style-name="P4">            <text:span text:style-name="T7">) : (</text:span></text:p>
      <text:p text:style-name="P3"><text:span text:style-name="T17">              </text:span><text:span text:style-name="T15">egresos</text:span><text:span text:style-name="T9">.</text:span><text:span text:style-name="T10">map</text:span><text:span text:style-name="T9">((</text:span><text:span text:style-name="T15">e</text:span><text:span text:style-name="T9">) </text:span><text:span text:style-name="T6">=&gt;</text:span><text:span text:style-name="T9"> (</text:span></text:p>
      <text:p text:style-name="P3"><text:span text:style-name="T17">                </text:span><text:span text:style-name="T16">&lt;</text:span><text:span text:style-name="T6">tr</text:span><text:span text:style-name="T9"> </text:span><text:span text:style-name="T15">key</text:span><text:span text:style-name="T9">=</text:span><text:span text:style-name="T6">{</text:span><text:span text:style-name="T15">e</text:span><text:span text:style-name="T9">.</text:span><text:span text:style-name="T15">id</text:span><text:span text:style-name="T6">}</text:span><text:span text:style-name="T16">&gt;</text:span></text:p>
      <text:p text:style-name="P3"><text:span text:style-name="T17">                  </text:span><text:span text:style-name="T16">&lt;</text:span><text:span text:style-name="T6">td</text:span><text:span text:style-name="T16">&gt;</text:span><text:span text:style-name="T6">{</text:span><text:span text:style-name="T15">e</text:span><text:span text:style-name="T9">.</text:span><text:span text:style-name="T15">categoria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</text:span><text:span text:style-name="T16">&lt;</text:span><text:span text:style-name="T6">td</text:span><text:span text:style-name="T16">&gt;</text:span><text:span text:style-name="T9">$</text:span><text:span text:style-name="T6">{</text:span><text:span text:style-name="T15">e</text:span><text:span text:style-name="T9">.</text:span><text:span text:style-name="T15">monto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  </text:span><text:span text:style-name="T16">&lt;</text:span><text:span text:style-name="T6">td</text:span><text:span text:style-name="T16">&gt;</text:span><text:span text:style-name="T6">{</text:span><text:span text:style-name="T15">e</text:span><text:span text:style-name="T9">.</text:span><text:span text:style-name="T15">fecha</text:span><text:span text:style-name="T6">}</text:span><text:span text:style-name="T16">&lt;/</text:span><text:span text:style-name="T6">td</text:span><text:span text:style-name="T16">&gt;</text:span></text:p>
      <text:p text:style-name="P3"><text:span text:style-name="T17">                </text:span><text:span text:style-name="T16">&lt;/</text:span><text:span text:style-name="T6">tr</text:span><text:span text:style-name="T16">&gt;</text:span></text:p>
      <text:p text:style-name="P4">              <text:span text:style-name="T7">))</text:span></text:p>
      <text:p text:style-name="P3"><text:span text:style-name="T17">            </text:span><text:span text:style-name="T9">)</text:span><text:span text:style-name="T6">}</text:span></text:p>
      <text:p text:style-name="P3">          <text:span text:style-name="T16">&lt;/</text:span><text:span text:style-name="T6">tbody</text:span><text:span text:style-name="T16">&gt;</text:span></text:p>
      <text:p text:style-name="P3">        <text:span text:style-name="T16">&lt;/</text:span><text:span text:style-name="T6">table</text:span><text:span text:style-name="T16">&gt;</text:span></text:p>
      <text:p text:style-name="P2"/>
      <text:p text:style-name="P3">  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paginacion"</text:span><text:span text:style-name="T16">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Anterior</text:span><text:span text:style-name="T6">}</text:span><text:span text:style-name="T7"> </text:span><text:span text:style-name="T15">disabled</text:span><text:span text:style-name="T9">=</text:span><text:span text:style-name="T6">{</text:span><text:span text:style-name="T15">page</text:span><text:span text:style-name="T9"> === </text:span><text:span text:style-name="T12">1</text:span><text:span text:style-name="T6">}</text:span><text:span text:style-name="T16">&gt;</text:span></text:p>
      <text:p text:style-name="P3">            <text:span text:style-name="T7">Anterior</text:span></text:p>
      <text:p text:style-name="P3">          <text:span text:style-name="T16">&lt;/</text:span><text:span text:style-name="T6">button</text:span><text:span text:style-name="T16">&gt;</text:span></text:p>
      <text:p text:style-name="P3">          <text:span text:style-name="T16">&lt;</text:span><text:span text:style-name="T6">span</text:span><text:span text:style-name="T16">&gt;</text:span></text:p>
      <text:p text:style-name="P3">            <text:span text:style-name="T7">Página </text:span><text:span text:style-name="T6">{</text:span><text:span text:style-name="T15">page</text:span><text:span text:style-name="T6">}</text:span><text:span text:style-name="T7"> de </text:span><text:span text:style-name="T6">{</text:span><text:span text:style-name="T15">Math</text:span><text:span text:style-name="T9">.</text:span><text:span text:style-name="T10">ceil</text:span><text:span text:style-name="T9">(</text:span><text:span text:style-name="T15">total</text:span><text:span text:style-name="T9"> / </text:span><text:span text:style-name="T15">limit</text:span><text:span text:style-name="T9">) || </text:span><text:span text:style-name="T12">1</text:span><text:span text:style-name="T6">}</text:span></text:p>
      <text:p text:style-name="P3">          <text:span text:style-name="T16">&lt;/</text:span><text:span text:style-name="T6">span</text:span><text:span text:style-name="T16">&gt;</text:span></text:p>
      <text:p text:style-name="P3">          <text:span text:style-name="T16">&lt;</text:span><text:span text:style-name="T6">button</text:span><text:span text:style-name="T7"> </text:span><text:span text:style-name="T15">onClick</text:span><text:span text:style-name="T9">=</text:span><text:span text:style-name="T6">{</text:span><text:span text:style-name="T15">handleSiguiente</text:span><text:span text:style-name="T6">}</text:span><text:span text:style-name="T7"> </text:span><text:span text:style-name="T15">disabled</text:span><text:span text:style-name="T9">=</text:span><text:span text:style-name="T6">{</text:span><text:span text:style-name="T15">page</text:span><text:span text:style-name="T9"> * </text:span><text:span text:style-name="T15">limit</text:span><text:span text:style-name="T9"> &gt;= </text:span><text:span text:style-name="T15">total</text:span><text:span text:style-name="T6">}</text:span><text:span text:style-name="T16">&gt;</text:span></text:p>
      <text:p text:style-name="P3">            <text:span text:style-name="T7">Siguiente</text:span></text:p>
      <text:p text:style-name="P3">          <text:span text:style-name="T16">&lt;/</text:span><text:span text:style-name="T6">button</text:span><text:span text:style-name="T16">&gt;</text:span></text:p>
      <text:p text:style-name="P3">        <text:span text:style-name="T16">&lt;/</text:span><text:span text:style-name="T6">div</text:span><text:span text:style-name="T16">&gt;</text:span></text:p>
      <text:p text:style-name="P3">      <text:span text:style-name="T16">&lt;/</text:span><text:span text:style-name="T6">div</text:span><text:span text:style-name="T16">&gt;</text:span></text:p>
      <text:p text:style-name="P2"/>
      <text:p text:style-name="P3">      <text:span text:style-name="T16">&lt;</text:span><text:span text:style-name="T6">div</text:span><text:span text:style-name="T7"> </text:span><text:span text:style-name="T15">className</text:span><text:span text:style-name="T9">=</text:span><text:span text:style-name="T11">"formulario-egreso"</text:span><text:span text:style-name="T16">&gt;</text:span></text:p>
      <text:p text:style-name="P3">        <text:span text:style-name="T16">&lt;</text:span><text:span text:style-name="T6">h2</text:span><text:span text:style-name="T16">&gt;</text:span><text:span text:style-name="T7">Alta de Egreso</text:span><text:span text:style-name="T16">&lt;/</text:span><text:span text:style-name="T6">h2</text:span><text:span text:style-name="T16">&gt;</text:span></text:p>
      <text:p text:style-name="P3">        <text:span text:style-name="T16">&lt;</text:span><text:span text:style-name="T6">form</text:span><text:span text:style-name="T7"> </text:span><text:span text:style-name="T15">onSubmit</text:span><text:span text:style-name="T9">=</text:span><text:span text:style-name="T6">{</text:span><text:span text:style-name="T15">handleSubmit</text:span><text:span text:style-name="T6">}</text:span><text:span text:style-name="T16">&gt;</text:span></text:p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Categoría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text"</text:span></text:p>
      <text:p text:style-name="P3">              <text:span text:style-name="T15">value</text:span><text:span text:style-name="T9">=</text:span><text:span text:style-name="T6">{</text:span><text:span text:style-name="T8">categoria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Categori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2"><text:soft-page-break/></text:p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Monto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number"</text:span></text:p>
      <text:p text:style-name="P3">              <text:span text:style-name="T15">value</text:span><text:span text:style-name="T9">=</text:span><text:span text:style-name="T6">{</text:span><text:span text:style-name="T8">monto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Monto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2"/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Fecha:</text:span></text:p>
      <text:p text:style-name="P3">            <text:span text:style-name="T16">&lt;</text:span><text:span text:style-name="T6">input</text:span></text:p>
      <text:p text:style-name="P3">              <text:span text:style-name="T15">type</text:span><text:span text:style-name="T9">=</text:span><text:span text:style-name="T11">"date"</text:span></text:p>
      <text:p text:style-name="P3">              <text:span text:style-name="T15">value</text:span><text:span text:style-name="T9">=</text:span><text:span text:style-name="T6">{</text:span><text:span text:style-name="T8">fecha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Fech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/&gt;</text:span></text:p>
      <text:p text:style-name="P3">          <text:span text:style-name="T16">&lt;/</text:span><text:span text:style-name="T6">label</text:span><text:span text:style-name="T16">&gt;</text:span></text:p>
      <text:p text:style-name="P2"/>
      <text:p text:style-name="P3">          <text:span text:style-name="T16">&lt;</text:span><text:span text:style-name="T6">label</text:span><text:span text:style-name="T16">&gt;</text:span></text:p>
      <text:p text:style-name="P3">            <text:span text:style-name="T7">Pagar deuda (opcional):</text:span></text:p>
      <text:p text:style-name="P3">            <text:span text:style-name="T16">&lt;</text:span><text:span text:style-name="T6">select</text:span></text:p>
      <text:p text:style-name="P3">              <text:span text:style-name="T15">value</text:span><text:span text:style-name="T9">=</text:span><text:span text:style-name="T6">{</text:span><text:span text:style-name="T8">deudaSeleccionada</text:span><text:span text:style-name="T6">}</text:span></text:p>
      <text:p text:style-name="P3">              <text:span text:style-name="T15">onChange</text:span><text:span text:style-name="T9">=</text:span><text:span text:style-name="T6">{</text:span><text:span text:style-name="T9">(</text:span><text:span text:style-name="T15">e</text:span><text:span text:style-name="T9">) </text:span><text:span text:style-name="T6">=&gt;</text:span><text:span text:style-name="T9"> </text:span><text:span text:style-name="T10">setDeudaSeleccionada</text:span><text:span text:style-name="T9">(</text:span><text:span text:style-name="T15">e</text:span><text:span text:style-name="T9">.</text:span><text:span text:style-name="T15">target</text:span><text:span text:style-name="T9">.</text:span><text:span text:style-name="T15">value</text:span><text:span text:style-name="T9">)</text:span><text:span text:style-name="T6">}</text:span></text:p>
      <text:p text:style-name="P3">            <text:span text:style-name="T16">&gt;</text:span></text:p>
      <text:p text:style-name="P3">              <text:span text:style-name="T16">&lt;</text:span><text:span text:style-name="T6">option</text:span><text:span text:style-name="T7"> </text:span><text:span text:style-name="T15">value</text:span><text:span text:style-name="T9">=</text:span><text:span text:style-name="T11">""</text:span><text:span text:style-name="T16">&gt;</text:span><text:span text:style-name="T7">-- Seleccionar deuda --</text:span><text:span text:style-name="T16">&lt;/</text:span><text:span text:style-name="T6">option</text:span><text:span text:style-name="T16">&gt;</text:span></text:p>
      <text:p text:style-name="P3">              <text:span text:style-name="T6">{</text:span><text:span text:style-name="T8">deudas</text:span><text:span text:style-name="T9">.</text:span><text:span text:style-name="T10">map</text:span><text:span text:style-name="T9">((</text:span><text:span text:style-name="T15">d</text:span><text:span text:style-name="T9">) </text:span><text:span text:style-name="T6">=&gt;</text:span><text:span text:style-name="T9"> (</text:span></text:p>
      <text:p text:style-name="P3"><text:span text:style-name="T17">                </text:span><text:span text:style-name="T16">&lt;</text:span><text:span text:style-name="T6">option</text:span><text:span text:style-name="T9"> </text:span><text:span text:style-name="T15">key</text:span><text:span text:style-name="T9">=</text:span><text:span text:style-name="T6">{</text:span><text:span text:style-name="T15">d</text:span><text:span text:style-name="T9">.</text:span><text:span text:style-name="T15">id</text:span><text:span text:style-name="T6">}</text:span><text:span text:style-name="T9"> </text:span><text:span text:style-name="T15">value</text:span><text:span text:style-name="T9">=</text:span><text:span text:style-name="T6">{</text:span><text:span text:style-name="T15">d</text:span><text:span text:style-name="T9">.</text:span><text:span text:style-name="T15">id</text:span><text:span text:style-name="T6">}</text:span><text:span text:style-name="T16">&gt;</text:span></text:p>
      <text:p text:style-name="P3"><text:span text:style-name="T17">                  </text:span><text:span text:style-name="T6">{</text:span><text:span text:style-name="T15">d</text:span><text:span text:style-name="T9">.</text:span><text:span text:style-name="T15">descripcion</text:span><text:span text:style-name="T6">}</text:span><text:span text:style-name="T9"> - $</text:span><text:span text:style-name="T6">{</text:span><text:span text:style-name="T15">d</text:span><text:span text:style-name="T9">.</text:span><text:span text:style-name="T15">monto</text:span><text:span text:style-name="T6">}</text:span></text:p>
      <text:p text:style-name="P3"><text:span text:style-name="T17">                </text:span><text:span text:style-name="T16">&lt;/</text:span><text:span text:style-name="T6">option</text:span><text:span text:style-name="T16">&gt;</text:span></text:p>
      <text:p text:style-name="P3"><text:span text:style-name="T17">              </text:span><text:span text:style-name="T9">))</text:span><text:span text:style-name="T6">}</text:span></text:p>
      <text:p text:style-name="P3">            <text:span text:style-name="T16">&lt;/</text:span><text:span text:style-name="T6">select</text:span><text:span text:style-name="T16">&gt;</text:span></text:p>
      <text:p text:style-name="P3">          <text:span text:style-name="T16">&lt;/</text:span><text:span text:style-name="T6">label</text:span><text:span text:style-name="T16">&gt;</text:span></text:p>
      <text:p text:style-name="P2"/>
      <text:p text:style-name="P3">          <text:span text:style-name="T6">{</text:span><text:span text:style-name="T8">error</text:span><text:span text:style-name="T9"> &amp;&amp; </text:span><text:span text:style-name="T16">&lt;</text:span><text:span text:style-name="T6">p</text:span><text:span text:style-name="T9"> </text:span><text:span text:style-name="T15">className</text:span><text:span text:style-name="T9">=</text:span><text:span text:style-name="T11">"error"</text:span><text:span text:style-name="T16">&gt;</text:span><text:span text:style-name="T6">{</text:span><text:span text:style-name="T8">error</text:span><text:span text:style-name="T6">}</text:span><text:span text:style-name="T16">&lt;/</text:span><text:span text:style-name="T6">p</text:span><text:span text:style-name="T16">&gt;</text:span><text:span text:style-name="T6">}</text:span></text:p>
      <text:p text:style-name="P3">          <text:span text:style-name="T6">{</text:span><text:span text:style-name="T8">mensaje</text:span><text:span text:style-name="T9"> &amp;&amp; </text:span><text:span text:style-name="T16">&lt;</text:span><text:span text:style-name="T6">p</text:span><text:span text:style-name="T9"> </text:span><text:span text:style-name="T15">className</text:span><text:span text:style-name="T9">=</text:span><text:span text:style-name="T11">"success"</text:span><text:span text:style-name="T16">&gt;</text:span><text:span text:style-name="T6">{</text:span><text:span text:style-name="T8">mensaje</text:span><text:span text:style-name="T6">}</text:span><text:span text:style-name="T16">&lt;/</text:span><text:span text:style-name="T6">p</text:span><text:span text:style-name="T16">&gt;</text:span><text:span text:style-name="T6">}</text:span></text:p>
      <text:p text:style-name="P2"/>
      <text:p text:style-name="P3">          <text:span text:style-name="T16">&lt;</text:span><text:span text:style-name="T6">button</text:span><text:span text:style-name="T7"> </text:span><text:span text:style-name="T15">type</text:span><text:span text:style-name="T9">=</text:span><text:span text:style-name="T11">"submit"</text:span><text:span text:style-name="T16">&gt;</text:span><text:span text:style-name="T7">Agregar Egreso</text:span><text:span text:style-name="T16">&lt;/</text:span><text:span text:style-name="T6">button</text:span><text:span text:style-name="T16">&gt;</text:span></text:p>
      <text:p text:style-name="P3">        <text:span text:style-name="T16">&lt;/</text:span><text:span text:style-name="T6">form</text:span><text:span text:style-name="T16">&gt;</text:span></text:p>
      <text:p text:style-name="P3">      <text:span text:style-name="T16">&lt;/</text:span><text:span text:style-name="T6">div</text:span><text:span text:style-name="T16">&gt;</text:span></text:p>
      <text:p text:style-name="P3">    <text:span text:style-name="T16">&lt;/</text:span><text:span text:style-name="T6">div</text:span><text:span text:style-name="T16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E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1:49:55.607449200</meta:creation-date>
    <dc:date>2025-09-02T01:49:59.426300300</dc:date>
    <meta:editing-duration>PT4S</meta:editing-duration>
    <meta:editing-cycles>1</meta:editing-cycles>
    <meta:document-statistic meta:table-count="0" meta:image-count="0" meta:object-count="0" meta:page-count="5" meta:paragraph-count="222" meta:word-count="569" meta:character-count="6475" meta:non-whitespace-character-count="4387"/>
    <meta:generator>LibreOffice/25.2.5.2$Windows_X86_64 LibreOffice_project/03d19516eb2e1dd5d4ccd751a0d6f35f35e08022</meta:generator>
  </office:meta>
</office:document-meta>
</file>